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ro4" style:family="table-row">
      <style:table-row-properties style:row-height="0.801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8">
      <style:text-properties fo:font-size="12pt" style:font-size-asian="12pt" style:font-size-complex="12pt"/>
    </style:style>
    <style:style style:name="ce6" style:family="table-cell" style:parent-style-name="Default" style:data-style-name="N158"/>
    <style:style style:name="ce7" style:family="table-cell" style:parent-style-name="Default" style:data-style-name="N40"/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1" style:family="table-cell" style:parent-style-name="Default">
      <style:table-cell-properties fo:border="none"/>
      <style:map style:condition="is-true-formula(AND([.$E12]&lt;=[.I$9];[.$F12]&gt;[.I$9]))" style:apply-style-name="作業予定バー" style:base-cell-address="Sheet1.I12"/>
      <style:map style:condition="is-true-formula(OR([.$E12]&gt;[.I$9];[.$F12]&lt;=[.I$9]))" style:apply-style-name="Default" style:base-cell-address="Sheet1.I12"/>
    </style:style>
    <style:style style:name="ce12" style:family="table-cell" style:parent-style-name="Default">
      <style:table-cell-properties fo:border="none"/>
      <style:map style:condition="is-true-formula(AND([.$F14]&lt;[.J$9];[.$G14]&gt;[.I$9]))" style:apply-style-name="実作業バー" style:base-cell-address="Sheet1.I14"/>
      <style:map style:condition="is-true-formula(OR([.$F14]&gt;=[.J$9];[.$G14]&lt;=[.I$9]))" style:apply-style-name="Default" style:base-cell-address="Sheet1.I14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1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2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開発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2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730" calcext:value-type="float">
            <text:p>244730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津崎豪宏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5" office:value-type="date" office:date-value="2014-06-27" calcext:value-type="date">
            <text:p>6月27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number-columns-repeated="8"/>
          <table:table-cell table:style-name="ce9" office:value-type="time" office:time-value="PT15H00M00S" calcext:value-type="time">
            <text:p>15:00</text:p>
          </table:table-cell>
          <table:table-cell table:style-name="ce9" office:value-type="time" office:time-value="PT15H05M00S" calcext:value-type="time">
            <text:p>15:05</text:p>
          </table:table-cell>
          <table:table-cell table:style-name="ce9" office:value-type="time" office:time-value="PT15H10M00S" calcext:value-type="time">
            <text:p>15:10</text:p>
          </table:table-cell>
          <table:table-cell table:style-name="ce9" office:value-type="time" office:time-value="PT15H15M00S" calcext:value-type="time">
            <text:p>15:15</text:p>
          </table:table-cell>
          <table:table-cell table:style-name="ce9" office:value-type="time" office:time-value="PT15H20M00S" calcext:value-type="time">
            <text:p>15:20</text:p>
          </table:table-cell>
          <table:table-cell table:style-name="ce9" office:value-type="time" office:time-value="PT15H25M00S" calcext:value-type="time">
            <text:p>15:25</text:p>
          </table:table-cell>
          <table:table-cell table:style-name="ce9" office:value-type="time" office:time-value="PT15H30M00S" calcext:value-type="time">
            <text:p>15:30</text:p>
          </table:table-cell>
          <table:table-cell table:style-name="ce9" office:value-type="time" office:time-value="PT15H35M00S" calcext:value-type="time">
            <text:p>15:35</text:p>
          </table:table-cell>
          <table:table-cell table:style-name="ce9" office:value-type="time" office:time-value="PT15H40M00S" calcext:value-type="time">
            <text:p>15:40</text:p>
          </table:table-cell>
          <table:table-cell table:style-name="ce9" office:value-type="time" office:time-value="PT15H45M00S" calcext:value-type="time">
            <text:p>15:45</text:p>
          </table:table-cell>
          <table:table-cell table:style-name="ce9" office:value-type="time" office:time-value="PT15H50M00S" calcext:value-type="time">
            <text:p>15:50</text:p>
          </table:table-cell>
          <table:table-cell table:style-name="ce9" office:value-type="time" office:time-value="PT15H55M00S" calcext:value-type="time">
            <text:p>15:55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office:value-type="time" office:time-value="PT16H05M00S" calcext:value-type="time">
            <text:p>16:05</text:p>
          </table:table-cell>
          <table:table-cell table:style-name="ce9" office:value-type="time" office:time-value="PT16H10M00S" calcext:value-type="time">
            <text:p>16:1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office:value-type="time" office:time-value="PT16H20M00S" calcext:value-type="time">
            <text:p>16:20</text:p>
          </table:table-cell>
          <table:table-cell table:style-name="ce9" office:value-type="time" office:time-value="PT16H25M00S" calcext:value-type="time">
            <text:p>16:25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office:value-type="time" office:time-value="PT16H35M00S" calcext:value-type="time">
            <text:p>16:35</text:p>
          </table:table-cell>
          <table:table-cell table:style-name="ce9" office:value-type="time" office:time-value="PT16H40M00S" calcext:value-type="time">
            <text:p>16:40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office:value-type="time" office:time-value="PT16H50M00S" calcext:value-type="time">
            <text:p>16:50</text:p>
          </table:table-cell>
          <table:table-cell table:style-name="ce9" office:value-type="time" office:time-value="PT16H55M00S" calcext:value-type="time">
            <text:p>16:55</text:p>
          </table:table-cell>
          <table:table-cell table:style-name="ce9" office:value-type="time" office:time-value="PT17H00M00S" calcext:value-type="time">
            <text:p>17:00</text:p>
          </table:table-cell>
          <table:table-cell table:style-name="ce9" office:value-type="time" office:time-value="PT17H05M00S" calcext:value-type="time">
            <text:p>17:05</text:p>
          </table:table-cell>
          <table:table-cell table:style-name="ce9" office:value-type="time" office:time-value="PT17H10M00S" calcext:value-type="time">
            <text:p>17:10</text:p>
          </table:table-cell>
          <table:table-cell table:style-name="ce9" office:value-type="time" office:time-value="PT17H15M00S" calcext:value-type="time">
            <text:p>17:15</text:p>
          </table:table-cell>
          <table:table-cell table:style-name="ce9" office:value-type="time" office:time-value="PT17H20M00S" calcext:value-type="time">
            <text:p>17:20</text:p>
          </table:table-cell>
          <table:table-cell table:style-name="ce9" office:value-type="time" office:time-value="PT17H25M00S" calcext:value-type="time">
            <text:p>17:25</text:p>
          </table:table-cell>
          <table:table-cell table:style-name="ce9" office:value-type="time" office:time-value="PT17H30M00S" calcext:value-type="time">
            <text:p>17:30</text:p>
          </table:table-cell>
          <table:table-cell table:style-name="ce9" office:value-type="time" office:time-value="PT17H35M00S" calcext:value-type="time">
            <text:p>17:35</text:p>
          </table:table-cell>
          <table:table-cell table:style-name="ce9" office:value-type="time" office:time-value="PT17H40M00S" calcext:value-type="time">
            <text:p>17:40</text:p>
          </table:table-cell>
          <table:table-cell table:style-name="ce9" office:value-type="time" office:time-value="PT17H45M00S" calcext:value-type="time">
            <text:p>17:45</text:p>
          </table:table-cell>
          <table:table-cell table:style-name="ce9" office:value-type="time" office:time-value="PT17H50M00S" calcext:value-type="time">
            <text:p>17:50</text:p>
          </table:table-cell>
          <table:table-cell table:style-name="ce9" office:value-type="time" office:time-value="PT17H55M00S" calcext:value-type="time">
            <text:p>17:55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9" office:value-type="time" office:time-value="PT18H05M00S" calcext:value-type="time">
            <text:p>18:05</text:p>
          </table:table-cell>
          <table:table-cell table:style-name="ce9" office:value-type="time" office:time-value="PT18H10M00S" calcext:value-type="time">
            <text:p>18:10</text:p>
          </table:table-cell>
          <table:table-cell table:style-name="ce9" office:value-type="time" office:time-value="PT18H15M00S" calcext:value-type="time">
            <text:p>18:15</text:p>
          </table:table-cell>
          <table:table-cell table:style-name="ce9" office:value-type="time" office:time-value="PT18H20M00S" calcext:value-type="time">
            <text:p>18:20</text:p>
          </table:table-cell>
          <table:table-cell table:style-name="ce9" office:value-type="time" office:time-value="PT18H25M00S" calcext:value-type="time">
            <text:p>18:25</text:p>
          </table:table-cell>
          <table:table-cell table:style-name="ce9" office:value-type="time" office:time-value="PT18H30M00S" calcext:value-type="time">
            <text:p>18:30</text:p>
          </table:table-cell>
          <table:table-cell table:style-name="ce9" office:value-type="time" office:time-value="PT18H35M00S" calcext:value-type="time">
            <text:p>18:35</text:p>
          </table:table-cell>
          <table:table-cell table:style-name="ce9" office:value-type="time" office:time-value="PT18H40M00S" calcext:value-type="time">
            <text:p>18:40</text:p>
          </table:table-cell>
          <table:table-cell table:style-name="ce9" office:value-type="time" office:time-value="PT18H45M00S" calcext:value-type="time">
            <text:p>18:45</text:p>
          </table:table-cell>
          <table:table-cell table:style-name="ce9" office:value-type="time" office:time-value="PT18H50M00S" calcext:value-type="time">
            <text:p>18:50</text:p>
          </table:table-cell>
          <table:table-cell table:style-name="ce9" office:value-type="time" office:time-value="PT18H55M00S" calcext:value-type="time">
            <text:p>18:55</text:p>
          </table:table-cell>
          <table:table-cell table:style-name="ce9" office:value-type="time" office:time-value="PT19H00M00S" calcext:value-type="time">
            <text:p>19:00</text:p>
          </table:table-cell>
          <table:table-cell table:style-name="ce9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5.1" calcext:value-type="float">
            <text:p>5.1</text:p>
          </table:table-cell>
          <table:table-cell office:value-type="string" calcext:value-type="string">
            <text:p>結合テスト項目表作成</text:p>
          </table:table-cell>
          <table:table-cell office:value-type="string" calcext:value-type="string">
            <text:p>津崎</text:p>
          </table:table-cell>
          <table:table-cell table:style-name="ce6" office:value-type="date" office:date-value="2014-06-27" calcext:value-type="date">
            <text:p>6月27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6H10M00S" calcext:value-type="time">
            <text:p>16:1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50"/>
          <table:table-cell table:number-columns-repeated="966"/>
        </table:table-row>
        <table:table-row table:style-name="ro3">
          <table:table-cell/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総合テスト項目表作成</text:p>
          </table:table-cell>
          <table:table-cell office:value-type="string" calcext:value-type="string">
            <text:p>津崎</text:p>
          </table:table-cell>
          <table:table-cell table:style-name="ce6" office:value-type="date" office:date-value="2014-06-27" calcext:value-type="date">
            <text:p>6月27日</text:p>
          </table:table-cell>
          <table:table-cell table:style-name="ce7" office:value-type="time" office:time-value="PT16H10M00S" calcext:value-type="time">
            <text:p>16:10</text:p>
          </table:table-cell>
          <table:table-cell table:style-name="ce7" office:value-type="time" office:time-value="PT17H00M00S" calcext:value-type="time">
            <text:p>17:00</text:p>
          </table:table-cell>
          <table:table-cell office:value-type="float" office:value="100" calcext:value-type="float">
            <text:p>100</text:p>
          </table:table-cell>
          <table:table-cell table:style-name="ce11" table:number-columns-repeated="49"/>
          <table:table-cell table:number-columns-repeated="967"/>
        </table:table-row>
        <table:table-row table:style-name="ro3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5.1" calcext:value-type="float">
            <text:p>5.1</text:p>
          </table:table-cell>
          <table:table-cell office:value-type="string" calcext:value-type="string">
            <text:p>結合テスト項目表作成</text:p>
          </table:table-cell>
          <table:table-cell office:value-type="string" calcext:value-type="string">
            <text:p>津崎</text:p>
          </table:table-cell>
          <table:table-cell table:style-name="ce6" office:value-type="date" office:date-value="2014-06-27" calcext:value-type="date">
            <text:p>6月27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6H10M00S" calcext:value-type="time">
            <text:p>16:10</text:p>
          </table:table-cell>
          <table:table-cell office:value-type="float" office:value="100" calcext:value-type="float">
            <text:p>100</text:p>
          </table:table-cell>
          <table:table-cell table:style-name="ce12" table:number-columns-repeated="50"/>
          <table:table-cell table:number-columns-repeated="966"/>
        </table:table-row>
        <table:table-row table:style-name="ro3">
          <table:table-cell/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総合テスト項目表作成</text:p>
          </table:table-cell>
          <table:table-cell office:value-type="string" calcext:value-type="string">
            <text:p>津崎</text:p>
          </table:table-cell>
          <table:table-cell table:style-name="ce6" office:value-type="date" office:date-value="2014-06-27" calcext:value-type="date">
            <text:p>6月27日</text:p>
          </table:table-cell>
          <table:table-cell table:style-name="ce7" office:value-type="time" office:time-value="PT16H10M00S" calcext:value-type="time">
            <text:p>16:10</text:p>
          </table:table-cell>
          <table:table-cell table:style-name="ce7" office:value-type="time" office:time-value="PT17H00M00S" calcext:value-type="time">
            <text:p>17:00</text:p>
          </table:table-cell>
          <table:table-cell office:value-type="float" office:value="100" calcext:value-type="float">
            <text:p>100</text:p>
          </table:table-cell>
          <table:table-cell table:style-name="ce12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6">
          <table:table-cell office:value-type="string" calcext:value-type="string">
            <text:p>継続したい点：</text:p>
          </table:table-cell>
          <table:table-cell office:value-type="string" calcext:value-type="string">
            <text:p>頼まれた仕事を最後までこなす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6">
          <table:table-cell office:value-type="string" calcext:value-type="string">
            <text:p>改善すべき点：</text:p>
          </table:table-cell>
          <table:table-cell office:value-type="string" calcext:value-type="string">
            <text:p>割り振られた仕事をちゃんと出来るようになり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 calcext:value-type="string">
            <text:p>その他:</text:p>
          </table:table-cell>
          <table:table-cell office:value-type="string" calcext:value-type="string">
            <text:p>特になし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2:Sheet1.BE12">
            <calcext:condition calcext:apply-style-name="作業予定バー" calcext:value="formula-is(AND([.$E12]&lt;=[.I$9];[.$F12]&gt;[.I$9]))" calcext:base-cell-address="Sheet1.I12"/>
            <calcext:condition calcext:apply-style-name="Default" calcext:value="formula-is(OR([.$E12]&gt;[.I$9];[.$F12]&lt;=[.I$9]))" calcext:base-cell-address="Sheet1.I12"/>
          </calcext:conditional-format>
          <calcext:conditional-format calcext:target-range-address="Sheet1.I14:Sheet1.BF15">
            <calcext:condition calcext:apply-style-name="実作業バー" calcext:value="formula-is(AND([.$F14]&lt;[.J$9];[.$G14]&gt;[.I$9]))" calcext:base-cell-address="Sheet1.I14"/>
            <calcext:condition calcext:apply-style-name="Default" calcext:value="formula-is(OR([.$F14]&gt;=[.J$9];[.$G14]&lt;=[.I$9]))" calcext:base-cell-address="Sheet1.I14"/>
          </calcext:conditional-format>
          <calcext:conditional-format calcext:target-range-address="Sheet1.I11:Sheet1.BF11">
            <calcext:condition calcext:apply-style-name="作業予定バー" calcext:value="formula-is(AND([.$F11]&lt;[.J$9];[.$G11]&gt;[.I$9]))" calcext:base-cell-address="Sheet1.I11"/>
            <calcext:condition calcext:apply-style-name="Default" calcext:value="formula-is(OR([.$F11]&gt;=[.J$9];[.$G11]&lt;=[.I$9]))" calcext:base-cell-address="Sheet1.I11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00/00/00</text:date>, <text:time style:data-style-name="N2" text:time-value="16:47:54.68647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2DT20M50S</meta:editing-duration>
    <meta:editing-cycles>32</meta:editing-cycles>
    <meta:generator>LibreOffice/4.2.4.2$MacOSX_x86 LibreOffice_project/63150712c6d317d27ce2db16eb94c2f3d7b699f8</meta:generator>
    <meta:initial-creator>Ogihara Takeshi</meta:initial-creator>
    <dc:date>2014-06-27T17:55:06.931875000</dc:date>
    <meta:document-statistic meta:table-count="3" meta:cell-count="114" meta:object-count="0"/>
  </office:meta>
</office:document-meta>
</file>